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02cm"/>
    </style:style>
    <style:style style:name="co3" style:family="table-column">
      <style:table-column-properties fo:break-before="auto" style:column-width="6.264cm"/>
    </style:style>
    <style:style style:name="co4" style:family="table-column">
      <style:table-column-properties fo:break-before="auto" style:column-width="2.31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fo:font-weight="bold" style:font-size-asian="12pt" style:font-weight-asian="bold" style:font-size-complex="12pt" style:font-weight-complex="bold"/>
      <style:map style:condition="cell-content()=&quot;y&quot;" style:apply-style-name="Good" style:base-cell-address="Sheet1.D2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style:font-size-asian="12pt" style:font-size-complex="12pt"/>
      <style:map style:condition="cell-content()=&quot;y&quot;" style:apply-style-name="Good" style:base-cell-address="Sheet1.D2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  <style:map style:condition="cell-content()=&quot;y&quot;" style:apply-style-name="Good" style:base-cell-address="Sheet1.D2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  <style:map style:condition="cell-content()=&quot;y&quot;" style:apply-style-name="Good" style:base-cell-address="Sheet1.D2"/>
    </style:style>
    <style:style style:name="gr1" style:family="graphic" style:parent-style-name="Note">
      <style:graphic-properties fo:min-height="1.59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/>
        <table:table-row table:style-name="ro1">
          <table:table-cell table:number-columns-repeated="3"/>
          <table:table-cell table:style-name="Default"/>
          <table:table-cell table:style-name="ce1" table:number-columns-repeated="16380"/>
        </table:table-row>
        <table:table-row table:style-name="ro2">
          <table:table-cell/>
          <table:table-cell table:style-name="ce2" office:value-type="string" calcext:value-type="string">
            <text:p>Folder</text:p>
          </table:table-cell>
          <table:table-cell table:style-name="ce2" office:value-type="string" calcext:value-type="string">
            <text:p>Filename</text:p>
          </table:table-cell>
          <table:table-cell table:style-name="ce7" office:value-type="string" calcext:value-type="string">
            <text:p>Done?</text:p>
          </table:table-cell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31">
            <text:p>Strings</text:p>
          </table:table-cell>
          <table:table-cell table:style-name="ce6" office:value-type="string" calcext:value-type="string">
            <text:p>1_6_Strings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nimationDescript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igCraftabl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uilding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BundleNam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haracter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credit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EnchantmentNam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Events</text:p>
          </table:table-cell>
          <table:table-cell table:style-name="ce9" office:value-type="string" calcext:value-type="string">
            <text:p>p</text:p>
          </table:table-cell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FarmAnimal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urniture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Lexicon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ocat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vieConcess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vieReact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vi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Note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NPCNam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Objec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ant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Quest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hir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impleNonVillagerDialogu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pecialOrderString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peechBubble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StringsFromCSFiles</text:p>
          </table:table-cell>
          <table:table-cell table:style-name="ce9" office:value-type="string" calcext:value-type="string">
            <text:p>p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tringsFromMap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Tool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UI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Weapon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2"/>
          <table:table-cell table:style-name="ce12" office:value-type="string" calcext:value-type="string">
            <text:p>WorldMap</text:p>
          </table:table-cell>
          <table:table-cell table:style-name="ce10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30">
            <text:p>Strings/schedules</text:p>
          </table:table-cell>
          <table:table-cell table:style-name="ce6" office:value-type="string" calcext:value-type="string">
            <text:p>Abigail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lex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aroli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li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Demetri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lliot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mi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vely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Georg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G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l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rv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a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odi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a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o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wi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Linu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ni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u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Pam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enny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Pierre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Robi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nd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bastia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ha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Vince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Willy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11">
            <text:p>Data</text:p>
          </table:table-cell>
          <table:table-cell table:style-name="ce6" office:value-type="string" calcext:value-type="string">
            <text:p>Achievements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oo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undl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ngagementDialogu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xtraDialogu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i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nster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NPCGiftTast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Ques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SecretNotes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44">
            <text:p>Data/Events</text:p>
          </table:table-cell>
          <table:table-cell table:style-name="ce6" office:value-type="string" calcext:value-type="string">
            <text:p>AbandonedJojaMart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nimalSh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rchaeology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ackwood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athHouse_Poo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eac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oatTunne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usSt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ommunityCenter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DesertFestiva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lliott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ar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arm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ishSh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ores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ley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rvey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ospita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IslandHu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IslandNort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IslandSout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IslandWes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osh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ah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nor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i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untai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QiNut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Railroad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loo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m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ndy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cience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bastian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edSh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wer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un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em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e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ow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railer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railer_Big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Wizard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Woods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9">
            <text:p>Data/Festivals</text:p>
          </table:table-cell>
          <table:table-cell table:style-name="ce6" office:value-type="string" calcext:value-type="string">
            <text:p>fall16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all27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FestivalDat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pring13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pring24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ummer11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ummer28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winter8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winter25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Data/TV</text:p>
          </table:table-cell>
          <table:table-cell table:style-name="ce6" office:value-type="string" calcext:value-type="string">
            <text:p>CookingChannel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TipChannel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52">
            <text:p>Characters/Dialogue</text:p>
          </table:table-cell>
          <table:table-cell table:style-name="ce6" office:value-type="string" calcext:value-type="string">
            <text:p>Abigail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lex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aroli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li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Demetri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Dwarf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lliot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mi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vely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George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Gil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G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l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rv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a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odi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Ke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Krob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ah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Leo</text:p>
          </table:table-cell>
          <table:table-cell table:style-name="ce9" office:value-type="string" calcext:value-type="string">
            <text:p>p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oMainland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wi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in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ni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Abigai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Alex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Elliot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Emi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Hal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Harv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Krob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Lea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Mar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Penn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S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Sebastia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Sha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u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office:annotation draw:style-name="gr1" svg:width="2.899cm" svg:height="1.799cm" svg:x="14.623cm" svg:y="88.289cm" draw:caption-point-x="-0.61cm" draw:caption-point-y="1.51cm">
              <dc:creator>Unknown Author</dc:creator>
              <dc:date>2026-04-17T17:25:02</dc:date>
              <text:p>The only file with a space in the name?</text:p>
            </office:annotation>
            <text:p>Mister Qi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enn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ierr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rain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Robi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nd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bastia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ha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Vince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Wil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Wizard</text:p>
          </table:table-cell>
          <table:table-cell table:style-name="ce10"/>
          <table:table-cell table:style-name="ce1" table:number-columns-repeated="16380"/>
        </table:table-row>
        <table:table-row table:style-name="ro1" table:number-rows-repeated="1048394">
          <table:table-cell table:number-columns-repeated="4"/>
          <table:table-cell table:style-name="ce1" table:number-columns-repeated="16380"/>
        </table:table-row>
        <table:table-row table:style-name="ro1">
          <table:table-cell table:number-columns-repeated="4"/>
          <table:table-cell table:style-name="ce1" table:number-columns-repeated="16380"/>
        </table:table-row>
        <calcext:conditional-formats>
          <calcext:conditional-format calcext:target-range-address="Sheet1.D2:Sheet1.D181">
            <calcext:condition calcext:apply-style-name="Good" calcext:value="=&quot;y&quot;" calcext:base-cell-address="Sheet1.D2"/>
          </calcext:conditional-format>
          <calcext:conditional-format calcext:target-range-address="Sheet1.D2:Sheet1.D181">
            <calcext:condition calcext:apply-style-name="Neutral" calcext:value="=&quot;p&quot;" calcext:base-cell-address="Sheet1.D2"/>
          </calcext:conditional-format>
          <calcext:conditional-format calcext:target-range-address="Sheet1.D2:Sheet1.D181">
            <calcext:condition calcext:apply-style-name="Bad" calcext:value="=&quot;&quot;" calcext:base-cell-address="Sheet1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3">00/00/0000</text:date>, <text:time style:data-style-name="N2" text:time-value="17:12:05.3531144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7T17:04:39.370355657</meta:creation-date>
    <dc:date>2026-04-23T17:12:11.121307278</dc:date>
    <meta:editing-duration>PT30M52S</meta:editing-duration>
    <meta:editing-cycles>9</meta:editing-cycles>
    <meta:generator>LibreOffice/26.2.2.2$Linux_X86_64 LibreOffice_project/1f77d10d6938fd34972958f64b2bcfa54f8b1ba5</meta:generator>
    <meta:document-statistic meta:table-count="1" meta:cell-count="206" meta:object-count="0"/>
  </office:meta>
</office:document-meta>
</file>